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971cm" fo:min-width="0.72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972cm" fo:min-width="0.721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2.094cm" fo:min-width="3.69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957cm" fo:min-width="7.395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3.698cm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objectwithoutfill">
      <style:graphic-properties svg:stroke-color="#000000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83cm"/>
    </style:style>
    <style:style style:name="gr9" style:family="graphic" style:parent-style-name="standard">
      <style:graphic-properties draw:stroke="none" svg:stroke-color="#000000" draw:fill="none" draw:fill-color="#ffffff" fo:min-height="0.93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.727cm" svg:height="1.727cm" svg:x="11.526cm" svg:y="1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727cm" svg:height="1.728cm" svg:x="18.928cm" svg:y="13.934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8.389cm" svg:height="4.688cm" svg:x="8.195cm" svg:y="5.91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" draw:text-style-name="P1" draw:layer="layout" svg:width="7.895cm" svg:height="3.207cm" svg:x="8.319cm" svg:y="13.441cm">
            <text:p text:style-name="P2"><text:span text:style-name="T1">Execute</text:span> <text:span text:style-name="T1">code</text:span> </text:p>
            <text:p text:style-name="P2"><text:span text:style-name="T1">inside</text:span> <text:span text:style-name="T1">while-loop</text:span></text:p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7.895cm" svg:height="3.948cm" svg:x="8.442cm" svg:y="6.286cm">
            <draw:text-box>
              <text:p text:style-name="P2">Condition</text:p>
            </draw:text-box>
          </draw:frame>
          <draw:line draw:style-name="gr6" draw:text-style-name="P4" draw:layer="layout" svg:x1="12.39cm" svg:y1="3.079cm" svg:x2="12.39cm" svg:y2="5.916cm">
            <text:p/>
          </draw:line>
          <draw:line draw:style-name="gr6" draw:text-style-name="P4" draw:layer="layout" svg:x1="12.39cm" svg:y1="10.604cm" svg:x2="12.39cm" svg:y2="13.441cm">
            <text:p/>
          </draw:line>
          <draw:line draw:style-name="gr6" draw:text-style-name="P4" draw:layer="layout" svg:x1="6.345cm" svg:y1="8.26cm" svg:x2="8.195cm" svg:y2="8.26cm">
            <text:p/>
          </draw:line>
          <draw:line draw:style-name="gr7" draw:text-style-name="P4" draw:layer="layout" svg:x1="6.345cm" svg:y1="8.26cm" svg:x2="6.345cm" svg:y2="15.045cm">
            <text:p/>
          </draw:line>
          <draw:line draw:style-name="gr7" draw:text-style-name="P4" draw:layer="layout" svg:x1="8.319cm" svg:y1="15.045cm" svg:x2="6.345cm" svg:y2="15.045cm">
            <text:p/>
          </draw:line>
          <draw:line draw:style-name="gr7" draw:text-style-name="P4" draw:layer="layout" svg:x1="16.584cm" svg:y1="8.26cm" svg:x2="19.791cm" svg:y2="8.26cm">
            <text:p/>
          </draw:line>
          <draw:line draw:style-name="gr6" draw:text-style-name="P4" draw:layer="layout" svg:x1="19.791cm" svg:y1="8.26cm" svg:x2="19.791cm" svg:y2="13.935cm">
            <text:p/>
          </draw:line>
          <draw:frame draw:style-name="gr8" draw:text-style-name="P5" draw:layer="layout" svg:width="3.824cm" svg:height="1.233cm" svg:x="12.39cm" svg:y="11.221cm">
            <draw:text-box>
              <text:p><text:span text:style-name="T1">True</text:span></text:p>
            </draw:text-box>
          </draw:frame>
          <draw:frame draw:style-name="gr9" draw:text-style-name="P5" draw:layer="layout" svg:width="3.948cm" svg:height="1.186cm" svg:x="16.707cm" svg:y="7.15cm">
            <draw:text-box>
              <text:p><text:span text:style-name="T1">Fals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09:57:01.486000000</meta:creation-date>
    <dc:date>2019-09-11T15:26:40.869008618</dc:date>
    <meta:editing-duration>PT4M3S</meta:editing-duration>
    <meta:editing-cycles>3</meta:editing-cycles>
    <meta:generator>LibreOffice/6.0.7.3$Linux_X86_64 LibreOffice_project/00m0$Build-3</meta:generator>
    <meta:document-statistic meta:object-count="15"/>
  </office:meta>
</office:document-meta>
</file>